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font-size="8.5pt" style:font-size-asian="8.5pt" style:font-size-complex="8.5pt"/>
    </style:style>
    <style:style style:name="P8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9" style:family="paragraph">
      <style:paragraph-properties fo:text-align="center"/>
      <style:text-properties fo:color="#ffffff" fo:font-size="8.5pt" fo:font-weight="bold" style:font-size-asian="8.5pt" style:font-weight-asian="bold" style:font-size-complex="8.5pt" style:font-weight-complex="bold"/>
    </style:style>
    <style:style style:name="P10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8.5pt" fo:font-weight="bold" style:font-size-asian="8.5pt" style:font-weight-asian="bold" style:font-size-complex="8.5pt" style:font-weight-complex="bold"/>
    </style:style>
    <style:style style:name="T6" style:family="text">
      <style:text-properties fo:color="#ffffff" fo:font-size="8.5pt" fo:font-weight="bold" style:font-size-asian="8.5pt" style:font-weight-asian="bold" style:font-size-complex="8.5pt" style:font-weight-complex="bold"/>
    </style:style>
    <style:style style:name="T7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.5pt" fo:font-weight="bold" style:font-size-asian="7.5pt" style:font-weight-asian="bold" style:font-size-complex="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18cm" svg:y1="9.382cm" svg:x2="16.617cm" svg:y2="9.383cm" draw:start-shape="id1" draw:start-glue-point="1" draw:end-shape="id2" draw:end-glue-point="3" svg:d="M14180 9382l2437 1" svg:viewBox="0 0 2438 2">
          <text:p/>
        </draw:connector>
        <draw:connector draw:style-name="gr2" draw:text-style-name="P1" draw:layer="layout" draw:type="line" svg:x1="15.34cm" svg:y1="7.947cm" svg:x2="13.013cm" svg:y2="9.001cm" draw:start-shape="id3" draw:start-glue-point="2" draw:end-shape="id1" draw:end-glue-point="0" svg:d="M15340 7947l-2327 1054" svg:viewBox="0 0 2328 1055">
          <text:p/>
        </draw:connector>
        <draw:custom-shape draw:style-name="gr3" draw:text-style-name="P2" xml:id="id4" draw:id="id4" draw:layer="layout" svg:width="3.429cm" svg:height="0.846cm" svg:x="7.914cm" svg:y="5.064cm">
          <text:p text:style-name="P1"><text:span text:style-name="T1">Install Solar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491cm" svg:height="0.851cm" svg:x="8.373cm" svg:y="7.096cm">
          <text:p text:style-name="P1"><text:span text:style-name="T2">Fix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2.499cm" svg:height="0.851cm" svg:x="3.042cm" svg:y="7.096cm">
          <text:p text:style-name="P1"><text:span text:style-name="T3">Prepare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4.07cm" svg:y="7.096cm">
          <text:p text:style-name="P1"><text:span text:style-name="T1">Check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628cm" svg:y1="5.91cm" svg:x2="9.618cm" svg:y2="7.096cm" draw:start-shape="id4" draw:start-glue-point="2" draw:end-shape="id5" draw:end-glue-point="0" svg:d="M9628 5910l-10 1186" svg:viewBox="0 0 11 1187">
          <text:p/>
        </draw:connector>
        <draw:connector draw:style-name="gr2" draw:text-style-name="P1" draw:layer="layout" draw:type="line" svg:x1="9.628cm" svg:y1="5.91cm" svg:x2="4.291cm" svg:y2="7.096cm" draw:start-shape="id4" draw:start-glue-point="2" draw:end-shape="id6" draw:end-glue-point="0" svg:d="M9628 5910l-5337 1186" svg:viewBox="0 0 5338 1187">
          <text:p/>
        </draw:connector>
        <draw:connector draw:style-name="gr2" draw:text-style-name="P1" draw:layer="layout" draw:type="line" svg:x1="9.628cm" svg:y1="5.91cm" svg:x2="15.34cm" svg:y2="7.096cm" draw:start-shape="id4" draw:start-glue-point="2" draw:end-shape="id3" draw:end-glue-point="0" svg:d="M9628 5910l5712 1186" svg:viewBox="0 0 5713 1187">
          <text:p/>
        </draw:connector>
        <draw:connector draw:style-name="gr5" draw:text-style-name="P1" draw:layer="layout" draw:type="line" svg:x1="5.541cm" svg:y1="7.521cm" svg:x2="8.373cm" svg:y2="7.521cm" draw:start-shape="id6" draw:start-glue-point="1" draw:end-shape="id5" draw:end-glue-point="3" svg:d="M5541 7521h2832" svg:viewBox="0 0 2833 1">
          <text:p/>
        </draw:connector>
        <draw:connector draw:style-name="gr5" draw:text-style-name="P1" draw:layer="layout" draw:type="line" svg:x1="10.864cm" svg:y1="7.521cm" svg:x2="14.07cm" svg:y2="7.521cm" draw:start-shape="id5" draw:start-glue-point="1" draw:end-shape="id3" draw:end-glue-point="3" svg:d="M10864 7521h3206" svg:viewBox="0 0 3207 1">
          <text:p/>
        </draw:connector>
        <draw:custom-shape draw:style-name="gr6" draw:text-style-name="P4" xml:id="id7" draw:id="id7" draw:layer="layout" svg:width="2.469cm" svg:height="0.762cm" svg:x="4.683cm" svg:y="8.874cm">
          <text:p text:style-name="P5"><text:span text:style-name="T3">Prepare</text:span></text:p>
          <text:p text:style-name="P5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91cm" svg:y1="7.947cm" svg:x2="5.917cm" svg:y2="8.874cm" draw:start-shape="id6" draw:start-glue-point="2" draw:end-shape="id7" draw:end-glue-point="0" svg:d="M4291 7947l1626 927" svg:viewBox="0 0 1627 928">
          <text:p/>
        </draw:connector>
        <draw:custom-shape draw:style-name="gr4" draw:text-style-name="P6" xml:id="id8" draw:id="id8" draw:layer="layout" svg:width="2.497cm" svg:height="0.762cm" svg:x="1.17cm" svg:y="8.874cm">
          <text:p text:style-name="P5"><text:span text:style-name="T4">Prepare</text:span></text:p>
          <text:p text:style-name="P5"><text:span text:style-name="T4">Control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91cm" svg:y1="7.947cm" svg:x2="2.418cm" svg:y2="8.874cm" draw:start-shape="id6" draw:start-glue-point="2" draw:end-shape="id8" draw:end-glue-point="0" svg:d="M4291 7947l-1873 927" svg:viewBox="0 0 1874 928">
          <text:p/>
        </draw:connector>
        <draw:connector draw:style-name="gr2" draw:text-style-name="P1" draw:layer="layout" draw:type="line" svg:x1="4.954cm" svg:y1="10.779cm" svg:x2="5.917cm" svg:y2="9.636cm" draw:start-shape="id9" draw:start-glue-point="0" draw:end-shape="id7" draw:end-glue-point="2" svg:d="M4954 10779l963-1143" svg:viewBox="0 0 964 1144">
          <text:p/>
        </draw:connector>
        <draw:custom-shape draw:style-name="gr6" draw:text-style-name="P8" xml:id="id1" draw:id="id1" draw:layer="layout" svg:width="2.334cm" svg:height="0.762cm" svg:x="11.846cm" svg:y="9.001cm">
          <text:p text:style-name="P7"><text:span text:style-name="T5">Check</text:span></text:p>
          <text:p text:style-name="P7"><text:span text:style-name="T5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2" draw:id="id2" draw:layer="layout" svg:width="2.182cm" svg:height="0.76cm" svg:x="16.617cm" svg:y="9.003cm">
          <text:p text:style-name="P7"><text:span text:style-name="T6">Measure</text:span></text:p>
          <text:p text:style-name="P7"><text:span text:style-name="T6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34cm" svg:y1="7.947cm" svg:x2="17.708cm" svg:y2="9.003cm" draw:start-shape="id3" draw:start-glue-point="2" draw:end-shape="id2" draw:end-glue-point="0" svg:d="M15340 7947l2368 1056" svg:viewBox="0 0 2369 1057">
          <text:p/>
        </draw:connector>
        <draw:frame draw:style-name="gr7" draw:text-style-name="P10" draw:layer="layout" svg:width="4.456cm" svg:height="0.67cm" svg:x="1.391cm" svg:y="12.9cm">
          <draw:text-box>
            <text:p><text:span text:style-name="T7">Astronaut's Primitive Goal</text:span></text:p>
          </draw:text-box>
        </draw:frame>
        <draw:custom-shape draw:style-name="gr8" draw:text-style-name="P2" draw:layer="layout" svg:width="0.381cm" svg:height="0.419cm" svg:x="1.156cm" svg:y="13.0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868cm" svg:height="0.67cm" svg:x="6.978cm" svg:y="12.9cm">
          <draw:text-box>
            <text:p><text:span text:style-name="T7">Robot's Primitive Goal</text:span></text:p>
          </draw:text-box>
        </draw:frame>
        <draw:custom-shape draw:style-name="gr9" draw:text-style-name="P2" draw:layer="layout" svg:width="0.381cm" svg:height="0.419cm" svg:x="6.74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9" draw:id="id9" draw:layer="layout" svg:width="1.524cm" svg:height="1.016cm" svg:x="4.192cm" svg:y="10.779cm">
          <text:p text:style-name="P1"><text:span text:style-name="T8">Remove </text:span></text:p>
          <text:p text:style-name="P1"><text:span text:style-name="T8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0" draw:id="id10" draw:layer="layout" svg:width="1.524cm" svg:height="1.016cm" svg:x="6.124cm" svg:y="10.779cm">
          <text:p text:style-name="P1"><text:span text:style-name="T8">Connect</text:span></text:p>
          <text:p text:style-name="P1"><text:span text:style-name="T8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86cm" svg:y1="10.779cm" svg:x2="5.917cm" svg:y2="9.636cm" draw:start-shape="id10" draw:start-glue-point="0" draw:end-shape="id7" draw:end-glue-point="2" svg:d="M6886 10779l-969-1143" svg:viewBox="0 0 970 1144">
          <text:p/>
        </draw:connector>
        <draw:custom-shape draw:style-name="gr6" draw:text-style-name="P11" xml:id="id11" draw:id="id11" draw:layer="layout" svg:width="1.524cm" svg:height="1.016cm" svg:x="7.89cm" svg:y="9.001cm">
          <text:p text:style-name="P1"><text:span text:style-name="T8">Place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2" draw:id="id12" draw:layer="layout" svg:width="1.524cm" svg:height="1.016cm" svg:x="9.822cm" svg:y="9.001cm">
          <text:p text:style-name="P1"><text:span text:style-name="T8">Weld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652cm" svg:y1="9.001cm" svg:x2="9.618cm" svg:y2="7.947cm" draw:start-shape="id11" draw:start-glue-point="0" draw:end-shape="id5" draw:end-glue-point="2" svg:d="M8652 9001l966-1054" svg:viewBox="0 0 967 1055">
          <text:p/>
        </draw:connector>
        <draw:connector draw:style-name="gr2" draw:text-style-name="P1" draw:layer="layout" draw:type="line" svg:x1="10.584cm" svg:y1="9.001cm" svg:x2="9.618cm" svg:y2="7.947cm" draw:start-shape="id12" draw:start-glue-point="0" draw:end-shape="id5" draw:end-glue-point="2" svg:d="M10584 9001l-966-1054" svg:viewBox="0 0 967 1055">
          <text:p/>
        </draw:connector>
        <draw:custom-shape draw:style-name="gr6" draw:text-style-name="P11" xml:id="id13" draw:id="id13" draw:layer="layout" svg:width="1.73cm" svg:height="1.143cm" svg:x="11.16cm" svg:y="10.779cm">
          <text:p text:style-name="P1"><text:span text:style-name="T8">Check</text:span></text:p>
          <text:p text:style-name="P1"><text:span text:style-name="T8">Panel</text:span></text:p>
          <text:p text:style-name="P1"><text:span text:style-name="T8">Attach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4" draw:id="id14" draw:layer="layout" svg:width="1.63cm" svg:height="1.143cm" svg:x="13.192cm" svg:y="10.779cm">
          <text:p text:style-name="P1"><text:span text:style-name="T8">Check</text:span></text:p>
          <text:p text:style-name="P1"><text:span text:style-name="T8">Wir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5" draw:id="id15" draw:layer="layout" svg:width="1.686cm" svg:height="1.142cm" svg:x="14.977cm" svg:y="10.78cm">
          <text:p text:style-name="P1"><text:span text:style-name="T8">Check</text:span></text:p>
          <text:p text:style-name="P1"><text:span text:style-name="T8">Control</text:span></text:p>
          <text:p text:style-name="P1"><text:span text:style-name="T8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6" draw:id="id16" draw:layer="layout" svg:width="1.738cm" svg:height="1.142cm" svg:x="16.83cm" svg:y="10.78cm">
          <text:p text:style-name="P1"><text:span text:style-name="T8">Check</text:span></text:p>
          <text:p text:style-name="P1"><text:span text:style-name="T8">Cascading</text:span></text:p>
          <text:p text:style-name="P1"><text:span text:style-name="T8">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7" draw:id="id17" draw:layer="layout" svg:width="1.738cm" svg:height="1.141cm" svg:x="18.735cm" svg:y="10.781cm">
          <text:p text:style-name="P1"><text:span text:style-name="T8">Check</text:span></text:p>
          <text:p text:style-name="P1"><text:span text:style-name="T8">Output</text:span></text:p>
          <text:p text:style-name="P1"><text:span text:style-name="T8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025cm" svg:y1="10.779cm" svg:x2="13.013cm" svg:y2="9.763cm" draw:start-shape="id13" draw:start-glue-point="0" draw:end-shape="id1" draw:end-glue-point="2" svg:d="M12025 10779l988-1016" svg:viewBox="0 0 989 1017">
          <text:p/>
        </draw:connector>
        <draw:connector draw:style-name="gr2" draw:text-style-name="P1" draw:layer="layout" draw:type="line" svg:x1="14.007cm" svg:y1="10.779cm" svg:x2="13.013cm" svg:y2="9.763cm" draw:start-shape="id14" draw:start-glue-point="0" draw:end-shape="id1" draw:end-glue-point="2" svg:d="M14007 10779l-994-1016" svg:viewBox="0 0 995 1017">
          <text:p/>
        </draw:connector>
        <draw:connector draw:style-name="gr2" draw:text-style-name="P1" draw:layer="layout" draw:type="line" svg:x1="15.82cm" svg:y1="10.78cm" svg:x2="17.708cm" svg:y2="9.763cm" draw:start-shape="id15" draw:start-glue-point="0" draw:end-shape="id2" draw:end-glue-point="2" svg:d="M15820 10780l1888-1017" svg:viewBox="0 0 1889 1018">
          <text:p/>
        </draw:connector>
        <draw:connector draw:style-name="gr2" draw:text-style-name="P1" draw:layer="layout" draw:type="line" svg:x1="17.699cm" svg:y1="10.78cm" svg:x2="17.708cm" svg:y2="9.763cm" draw:start-shape="id16" draw:end-shape="id2" draw:end-glue-point="2" svg:d="M17699 10780l9-1017" svg:viewBox="0 0 10 1018">
          <text:p/>
        </draw:connector>
        <draw:connector draw:style-name="gr2" draw:text-style-name="P1" draw:layer="layout" draw:type="line" svg:x1="19.604cm" svg:y1="10.781cm" svg:x2="17.708cm" svg:y2="9.763cm" draw:start-shape="id17" draw:start-glue-point="0" draw:end-shape="id2" draw:end-glue-point="2" svg:d="M19604 10781l-1896-1018" svg:viewBox="0 0 1897 1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5-19T12:13:07.612264663</dc:date>
    <meta:editing-duration>PT2H6M53S</meta:editing-duration>
    <meta:editing-cycles>57</meta:editing-cycles>
    <meta:generator>LibreOffice/4.2.8.2$Linux_X86_64 LibreOffice_project/420m0$Build-2</meta:generator>
    <meta:document-statistic meta:object-count="40"/>
  </office:meta>
</office:document-meta>
</file>